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ntPrinter.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inter.prin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inter.setThisIndent( int 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inter.breakLine( boolean preserveSpa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dentPrinter.unind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ntPrinter.setNextIndent( int 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inter.printText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inter.IndentPrinter( Writer writer , Output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ntPrinter.flus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ntPrinter.enter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ntPrinter.printText( StringBuffer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inter.printSpac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dentPrinter.flushLine( boolean preserveSpa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dentPrinter.break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inter.getNext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inter.leave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ntPrinter.printText( char [ ] chars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